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center" style:justify-single-word="false" fo:text-indent="0.5118in" style:auto-text-indent="false"/>
      <style:text-properties style:font-name="Times New Roman" fo:font-size="14pt" fo:language="ru" fo:country="RU" fo:font-weight="normal" officeooo:rsid="0024d013" officeooo:paragraph-rsid="0024d01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5118in" style:auto-text-indent="false"/>
      <style:text-properties style:font-name="Times New Roman" fo:font-size="14pt" fo:language="ru" fo:country="RU" officeooo:rsid="0018194c" officeooo:paragraph-rsid="0018194c" style:font-size-asian="14pt" style:font-size-complex="14pt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5118in" style:auto-text-indent="false"/>
      <style:text-properties style:font-name="Times New Roman" fo:font-size="14pt" fo:language="ru" fo:country="RU" style:text-underline-style="none" officeooo:rsid="0018194c" officeooo:paragraph-rsid="0018194c" style:font-size-asian="14pt" style:font-size-complex="14pt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5118in" style:auto-text-indent="false"/>
      <style:text-properties style:font-name="Times New Roman" fo:font-size="14pt" fo:language="ru" fo:country="RU" style:text-underline-style="none" officeooo:rsid="0018194c" officeooo:paragraph-rsid="0024d013" style:font-size-asian="14pt" style:font-size-complex="14pt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5118in" style:auto-text-indent="false"/>
      <style:text-properties style:font-name="Times New Roman" fo:font-size="14pt" fo:language="ru" fo:country="RU" style:text-underline-style="none" officeooo:rsid="0018194c" officeooo:paragraph-rsid="0018194c" style:font-size-asian="14pt" style:font-size-complex="14pt"/>
    </style:style>
    <style:style style:name="P6" style:family="paragraph" style:parent-style-name="Standard">
      <style:paragraph-properties fo:margin-left="0in" fo:margin-right="0in" fo:line-height="100%" fo:text-align="justify" style:justify-single-word="false" fo:text-indent="0.5118in" style:auto-text-indent="false"/>
      <style:text-properties style:font-name="Times New Roman" fo:font-size="14pt" fo:language="ru" fo:country="RU" style:text-underline-style="none" officeooo:rsid="0018194c" officeooo:paragraph-rsid="0018194c" style:font-size-asian="14pt" style:font-size-complex="14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5118in" style:auto-text-indent="false"/>
      <style:text-properties style:font-name="Times New Roman" fo:font-size="14pt" fo:language="ru" fo:country="RU" style:text-underline-style="none" officeooo:rsid="0024d013" officeooo:paragraph-rsid="0024d013" style:font-size-asian="14pt" style:font-size-complex="14pt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5118in" style:auto-text-indent="false"/>
      <style:text-properties style:font-name="Times New Roman" fo:font-size="14pt" fo:language="ru" fo:country="RU" style:text-underline-style="none" officeooo:rsid="0024d013" officeooo:paragraph-rsid="0024d013" style:font-size-asian="14pt" style:font-size-complex="14pt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.5118in" style:auto-text-indent="false"/>
      <style:text-properties style:font-name="Times New Roman" fo:font-size="14pt" fo:language="ru" fo:country="RU" style:text-underline-style="none" officeooo:rsid="0019e26c" officeooo:paragraph-rsid="0024d013" style:font-size-asian="14pt" style:font-size-complex="14pt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.5118in" style:auto-text-indent="false"/>
      <style:text-properties style:font-name="Times New Roman" fo:font-size="14pt" fo:language="ru" fo:country="RU" style:text-underline-style="none" fo:font-weight="bold" officeooo:rsid="0024d013" officeooo:paragraph-rsid="0024d01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5118in" style:auto-text-indent="false"/>
      <style:text-properties style:font-name="Times New Roman" fo:font-size="14pt" fo:language="ru" fo:country="RU" style:text-underline-style="solid" style:text-underline-width="auto" style:text-underline-color="font-color" officeooo:rsid="0018194c" officeooo:paragraph-rsid="0018194c" style:font-size-asian="14pt" style:font-size-complex="14pt"/>
    </style:style>
    <style:style style:name="P12" style:family="paragraph" style:parent-style-name="Standard" style:master-page-name="">
      <style:paragraph-properties fo:margin-left="0in" fo:margin-right="0in" fo:line-height="150%" fo:text-align="center" style:justify-single-word="false" fo:text-indent="0.5118in" style:auto-text-indent="false" style:page-number="auto"/>
      <style:text-properties style:font-name="Times New Roman" fo:font-size="14pt" fo:language="ru" fo:country="RU" fo:font-weight="normal" officeooo:rsid="0024d013" officeooo:paragraph-rsid="0024d01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language="ru" fo:country="RU" style:text-underline-style="none" officeooo:rsid="0018194c" officeooo:paragraph-rsid="0018194c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language="ru" fo:country="RU" style:text-underline-style="none" officeooo:rsid="0018194c" officeooo:paragraph-rsid="0024d013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e26c"/>
    </style:style>
    <style:style style:name="T3" style:family="text">
      <style:text-properties style:text-underline-style="solid" style:text-underline-width="auto" style:text-underline-color="font-color" officeooo:rsid="0024d013"/>
    </style:style>
    <style:style style:name="T4" style:family="text">
      <style:text-properties officeooo:rsid="0024d0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ОБРАЗОВАНИЯ И НАУКИ РОССИЙСКОЙ ФЕДЕРАЦИИ</text:p>
      <text:p text:style-name="P1">Севастопольский государственный университет</text:p>
      <text:p text:style-name="P2">Институт <text:span text:style-name="T1">информационных технологий и управления в технических системах</text:span></text:p>
      <text:p text:style-name="P2">Кафедра <text:span text:style-name="T1">информационных технологий и компьютерных систем</text:span></text:p>
      <text:p text:style-name="P3"/>
      <text:p text:style-name="P11"/>
      <text:p text:style-name="P10">ПОЯСНИТЕЛЬНАЯ</text:p>
      <text:p text:style-name="P10">ЗАПИСКА</text:p>
      <text:p text:style-name="P10"/>
      <text:p text:style-name="P6"><text:span text:style-name="T4">к</text:span> <text:span text:style-name="T1"><text:s/><text:tab/><text:tab/><text:tab/><text:tab/>выпускн</text:span><text:span text:style-name="T3">ой</text:span><text:span text:style-name="T1"> работ</text:span><text:span text:style-name="T3">е</text:span><text:span text:style-name="T1"> бакалавра<text:tab/><text:tab/><text:tab/><text:tab/></text:span></text:p>
      <text:p text:style-name="P3">(дипломн<text:span text:style-name="T4">ому</text:span> проект<text:span text:style-name="T4">у</text:span> (работ<text:span text:style-name="T4">е</text:span>), выпускн<text:span text:style-name="T4">ой</text:span> работ<text:span text:style-name="T4">е</text:span> бакалавра, магистра)</text:p>
      <text:p text:style-name="P7">на тему:</text:p>
      <text:p text:style-name="P4"><text:span text:style-name="T1">Разработка виртуа</text:span><text:span text:style-name="T2">льной инфраструктуры для реализации облачных услуг</text:span></text:p>
      <text:p text:style-name="P13"/>
      <text:p text:style-name="P6"><text:span text:style-name="T4">С</text:span>тудент <text:span text:style-name="T4">группы</text:span> <text:tab/><text:span text:style-name="T1">ВТб-41д Умеров Амет Ремзиевич<text:tab/><text:tab/><text:tab/><text:tab/></text:span></text:p>
      <text:p text:style-name="P3">(<text:span text:style-name="T4">ф</text:span>амилия, имя отчество)</text:p>
      <text:p text:style-name="P7">Направление <text:tab/><text:span text:style-name="T1">09.03.01 – информатика и вычислительная техника<text:tab/></text:span></text:p>
      <text:p text:style-name="P9">Руководитель <text:s/><text:tab/><text:span text:style-name="T1">Мащенко Е.Н., </text:span><text:span text:style-name="T3">доцент<text:tab/><text:tab/><text:tab/><text:tab/><text:tab/><text:tab/></text:span></text:p>
      <text:p text:style-name="P14"><text:tab/><text:tab/><text:tab/><text:tab/>(<text:span text:style-name="T4">ф</text:span>амилия, и<text:span text:style-name="T4">нициалы, должность</text:span>)</text:p>
      <text:p text:style-name="P7"/>
      <text:p text:style-name="P7"/>
      <text:p text:style-name="P7">Консультанты:<text:tab/><text:span text:style-name="T1">ОТ <text:tab/><text:tab/><text:tab/><text:tab/><text:tab/>(Фамилия И.И.)</text:span></text:p>
      <text:p text:style-name="P7"><text:tab/><text:tab/><text:tab/><text:span text:style-name="T1"><text:tab/><text:tab/><text:tab/><text:tab/><text:tab/>(…)<text:tab/><text:tab/></text:span></text:p>
      <text:p text:style-name="P7"><text:tab/><text:tab/><text:tab/><text:span text:style-name="T1">нормоконтроль <text:tab/><text:tab/><text:tab/>(Корепанова Н.Л.)</text:span></text:p>
      <text:p text:style-name="P7"/>
      <text:p text:style-name="P7">Зав. кафедрой <text:tab/><text:span text:style-name="T1"><text:tab/><text:tab/><text:tab/><text:tab/><text:tab/>(Брюховецкий А.А.)</text:span></text:p>
      <text:p text:style-name="P5"/>
      <text:p text:style-name="P5"/>
      <text:p text:style-name="P5"/>
      <text:p text:style-name="P5"/>
      <text:p text:style-name="P8">2015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008in" fo:margin-right="0.3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t Umerov</meta:initial-creator>
    <meta:creation-date>2015-03-18T01:07:07.389732192</meta:creation-date>
    <dc:date>2015-03-18T06:11:23.233893114</dc:date>
    <dc:creator>Amet Umerov</dc:creator>
    <meta:editing-duration>PT27M</meta:editing-duration>
    <meta:editing-cycles>13</meta:editing-cycles>
    <meta:generator>LibreOffice/4.2.7.2$Linux_X86_64 LibreOffice_project/420m0$Build-2</meta:generator>
    <meta:document-statistic meta:table-count="0" meta:image-count="0" meta:object-count="0" meta:page-count="1" meta:paragraph-count="20" meta:word-count="81" meta:character-count="759" meta:non-whitespace-character-count="642"/>
  </office:meta>
</office:document-meta>
</file>